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6.591cm" table:align="margins"/>
    </style:style>
    <style:style style:name="Tabla1.A" style:family="table-column">
      <style:table-column-properties style:column-width="3.007cm" style:rel-column-width="1705*"/>
    </style:style>
    <style:style style:name="Tabla1.B" style:family="table-column">
      <style:table-column-properties style:column-width="7.094cm" style:rel-column-width="4022*"/>
    </style:style>
    <style:style style:name="Tabla1.C" style:family="table-column">
      <style:table-column-properties style:column-width="6.489cm" style:rel-column-width="367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paragraph-properties fo:text-align="justify" style:justify-single-word="false"/>
      <style:text-properties officeooo:paragraph-rsid="000b0fe3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 style:list-style-name="L5">
      <style:paragraph-properties fo:text-align="justify" style:justify-single-word="false"/>
    </style:style>
    <style:style style:name="P9" style:family="paragraph" style:parent-style-name="Table_20_Contents" style:list-style-name="L6">
      <style:paragraph-properties fo:text-align="justify" style:justify-single-word="false"/>
      <style:text-properties officeooo:paragraph-rsid="000d1a64"/>
    </style:style>
    <style:style style:name="P10" style:family="paragraph" style:parent-style-name="Table_20_Contents" style:list-style-name="L7">
      <style:paragraph-properties fo:text-align="justify" style:justify-single-word="false"/>
    </style:style>
    <style:style style:name="P11" style:family="paragraph" style:parent-style-name="Table_20_Contents" style:list-style-name="L8">
      <style:paragraph-properties fo:text-align="justify" style:justify-single-word="false"/>
    </style:style>
    <style:style style:name="P12" style:family="paragraph" style:parent-style-name="Table_20_Contents" style:list-style-name="L10">
      <style:paragraph-properties fo:text-align="justify" style:justify-single-word="false"/>
    </style:style>
    <style:style style:name="P13" style:family="paragraph" style:parent-style-name="Table_20_Contents" style:list-style-name="L9"/>
    <style:style style:name="P14" style:family="paragraph" style:parent-style-name="Text_20_body">
      <style:text-properties officeooo:paragraph-rsid="000d74c3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paragraph-rsid="000d74c3" style:font-weight-asian="bold" style:font-weight-complex="bold"/>
    </style:style>
    <style:style style:name="P17" style:family="paragraph" style:parent-style-name="Text_20_body">
      <style:text-properties officeooo:paragraph-rsid="000d74c3" fo:background-color="transparent"/>
    </style:style>
    <style:style style:name="T1" style:family="text">
      <style:text-properties officeooo:rsid="000bceac"/>
    </style:style>
    <style:style style:name="T2" style:family="text">
      <style:text-properties officeooo:rsid="000d74c3"/>
    </style:style>
    <style:style style:name="T3" style:family="text">
      <style:text-properties officeooo:rsid="000d74c3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74c3" fo:background-color="#ffff00" loext:char-shading-value="0"/>
    </style:style>
    <style:style style:name="T7" style:family="text">
      <style:text-properties officeooo:rsid="000d74c3" fo:background-color="#ffff00" loext:char-shading-value="0"/>
    </style:style>
    <style:style style:name="T8" style:family="text"/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propuestos</text:p>
      <text:h text:style-name="Heading_20_1" text:outline-level="1">Enumera las tareas más importantes que realiza un administrador de sistemas.</text:h>
      <text:list xml:id="list567359282" text:style-name="L1">
        <text:list-header>
          <text:p text:style-name="P2"/>
        </text:list-header>
      </text:list>
      <text:list xml:id="list1615332531" text:style-name="L2">
        <text:list-item>
          <text:p text:style-name="P3">Instalación de software y hardware.</text:p>
        </text:list-item>
        <text:list-item>
          <text:p text:style-name="P3">Configuración de la redundancia.</text:p>
        </text:list-item>
        <text:list-item>
          <text:p text:style-name="P3">Administración de usuarios.</text:p>
        </text:list-item>
        <text:list-item>
          <text:p text:style-name="P3">Inicio y apagado de sistemas.</text:p>
        </text:list-item>
        <text:list-item>
          <text:p text:style-name="P3">Realización de copias de seguridad.</text:p>
        </text:list-item>
        <text:list-item>
          <text:p text:style-name="P3">Seguridad el sistema.</text:p>
          <text:p text:style-name="P3"/>
        </text:list-item>
      </text:list>
      <text:h text:style-name="Heading_20_1" text:outline-level="1">Comenta brevemente los elementos más importantes de un CPD</text:h>
      <text:p text:style-name="Standard"/>
      <text:list xml:id="list2544257099" text:style-name="L3">
        <text:list-item>
          <text:p text:style-name="P4">Control de acceso: Se suele controlar el acceso al CPD para no permitir accesos no autorizados.</text:p>
        </text:list-item>
        <text:list-item>
          <text:p text:style-name="P5">Armarios: El CPD suele contar de diversos armarios en rack donde se alojan los diferentes servidores, routers , sistemas de alimentación, etc.</text:p>
        </text:list-item>
        <text:list-item>
          <text:p text:style-name="P4">Sistema de alimentación: Su objetivo es estabilizar la tensión que llega a 105 equipos elimina ndo cualquier distorsión en la misma y alimentar el sistema en el caso de una caída del suministro eléctrico.</text:p>
        </text:list-item>
        <text:list-item>
          <text:p text:style-name="P5">Ventilación: La ventilación y la temperatura es un elemento muy importante en los CPD. Lo normal es que la temperatura oscile entre 21 y 23 grados centígrados.</text:p>
        </text:list-item>
        <text:list-item>
          <text:p text:style-name="P5">Cableado: Lo normal es que todo el cableado del CPD suela discurrir por un falso suelo para así facilitar las instalaciones.</text:p>
        </text:list-item>
        <text:list-item>
          <text:p text:style-name="P5">Sistema antiincendios. Lógicamente, el CPD cuenta con un sistema propio de detección del fuego y de extinción. No se debe a que el CPD suponga en sí mismo una posible fuente de incendios, sino más bien alvalor de la información almacenada y al considerable daño que supondría para el negocio una pérdida de la misma.</text:p>
        </text:list-item>
      </text:list>
      <text:p text:style-name="Standard"/>
      <text:h text:style-name="Heading_20_1" text:outline-level="1">Enumera los elementos de seguridad que tiene un CPD.</text:h>
      <text:list xml:id="list171805227479696" text:continue-list="list567359282" text:style-name="L1">
        <text:list-header>
          <text:p text:style-name="P2"/>
        </text:list-header>
      </text:list>
      <text:list xml:id="list297697330" text:style-name="L4">
        <text:list-item>
          <text:p text:style-name="P6">Sistema de alimentación: Su objetivo es estabilizar la tensión que llega a 105 equipos elimina ndo cualquier distorsión en la misma y alimentar el sistema en el caso de una caída del suministro eléctrico.</text:p>
        </text:list-item>
        <text:list-item>
          <text:p text:style-name="P6">Ventilación: La ventilación y la temperatura es un elemento muy importante en los CPD. Lo normal es que la temperatura oscile entre 21 y 23 grados centígrados.</text:p>
        </text:list-item>
        <text:list-item>
          <text:p text:style-name="P6">Cableado: Lo normal es que todo el cableado del CPD suela discurrir por un falso suelo para así facilitar las instalaciones</text:p>
        </text:list-item>
        <text:list-item>
          <text:p text:style-name="P6"><text:soft-page-break/>Sistema antiincendios. Lógicamente, el CPD cuenta con un sistema propio de detección del fuego y de extinción. No se debe a que el CPD suponga en sí mismo una posible fuente de incendios, sino más bien alvalor de la información almacenada y al considerable daño que supondría para el negocio una pérdida de la misma.</text:p>
          <text:p text:style-name="P6"/>
        </text:list-item>
      </text:list>
      <text:h text:style-name="Heading_20_1" text:outline-level="1">Realiza una tabla comparativa en la que indicas las ventajas y desventajas de cada sistema RAID.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Sistema RAID</text:p>
          </table:table-cell>
          <table:table-cell table:style-name="Tabla1.A1" office:value-type="string">
            <text:p text:style-name="P1"><text:span text:style-name="T1">V</text:span>entajas </text:p>
          </table:table-cell>
          <table:table-cell table:style-name="Tabla1.C1" office:value-type="string">
            <text:p text:style-name="P1"><text:span text:style-name="T1">D</text:span>esventajas</text:p>
          </table:table-cell>
        </table:table-row>
        <table:table-row>
          <table:table-cell table:style-name="Tabla1.A2" office:value-type="string">
            <text:p text:style-name="Table_20_Contents">RAID </text:p>
          </table:table-cell>
          <table:table-cell table:style-name="Tabla1.A2" office:value-type="string">
            <text:list xml:id="list570547986" text:style-name="L6">
              <text:list-item>
                <text:p text:style-name="P9">La capacidad de procesamiento es muy buena.</text:p>
                <text:p text:style-name="P9"/>
              </text:list-item>
              <text:list-item>
                <text:p text:style-name="P9">Mayor velocidad.</text:p>
              </text:list-item>
            </text:list>
          </table:table-cell>
          <table:table-cell table:style-name="Tabla1.C2" office:value-type="string">
            <text:list xml:id="list3570893250" text:style-name="L5">
              <text:list-item>
                <text:p text:style-name="P8">Ante fallos se pierde</text:p>
                <text:p text:style-name="P8">toda la información.</text:p>
                <text:p text:style-name="P8"/>
              </text:list-item>
              <text:list-item>
                <text:p text:style-name="P8">Carece de redundancia.</text:p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>JBOD</text:p>
          </table:table-cell>
          <table:table-cell table:style-name="Tabla1.A2" office:value-type="string">
            <text:list xml:id="list419616522" text:style-name="L7">
              <text:list-item>
                <text:p text:style-name="P10">Mayor capacidad.</text:p>
                <text:p text:style-name="P10"/>
              </text:list-item>
              <text:list-item>
                <text:p text:style-name="P10">Un solo disco virtua<text:span text:style-name="T2">l</text:span></text:p>
              </text:list-item>
            </text:list>
          </table:table-cell>
          <table:table-cell table:style-name="Tabla1.C2" office:value-type="string">
            <text:list xml:id="list4014911999" text:style-name="L8">
              <text:list-item>
                <text:p text:style-name="P11">Carece de tolerancia a fallos</text:p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>RAID 1</text:p>
          </table:table-cell>
          <table:table-cell table:style-name="Tabla1.A2" office:value-type="string">
            <text:list xml:id="list1884322365" text:style-name="L9">
              <text:list-item>
                <text:p text:style-name="P13">Redundancia al duplicado de datos.</text:p>
                <text:p text:style-name="P13"/>
              </text:list-item>
              <text:list-item>
                <text:p text:style-name="P13">Mayor rendimiento al RAID 0.</text:p>
              </text:list-item>
            </text:list>
            <text:p text:style-name="Table_20_Contents"/>
            <text:list xml:id="list171805576435634" text:continue-numbering="true" text:style-name="L9">
              <text:list-item>
                <text:p text:style-name="P13">Tolerancia a fallos</text:p>
              </text:list-item>
            </text:list>
          </table:table-cell>
          <table:table-cell table:style-name="Tabla1.C2" office:value-type="string">
            <text:list xml:id="list3243620304" text:style-name="L10">
              <text:list-item>
                <text:p text:style-name="P12">Costo</text:p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>RAID 0+1</text:p>
          </table:table-cell>
          <table:table-cell table:style-name="Tabla1.A2" office:value-type="string">
            <text:list xml:id="list171805085433340" text:continue-list="list171805576435634" text:style-name="L9">
              <text:list-item>
                <text:p text:style-name="P13">Mejora el rendimiento</text:p>
                <text:p text:style-name="P13"/>
              </text:list-item>
              <text:list-item>
                <text:p text:style-name="P13">Redundancia de datos</text:p>
              </text:list-item>
            </text:list>
          </table:table-cell>
          <table:table-cell table:style-name="Tabla1.C2" office:value-type="string">
            <text:list xml:id="list171806590348815" text:continue-list="list3243620304" text:style-name="L10">
              <text:list-item>
                <text:p text:style-name="P12">Costo</text:p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>RAID 5</text:p>
          </table:table-cell>
          <table:table-cell table:style-name="Tabla1.A2" office:value-type="string">
            <text:list xml:id="list171804837701353" text:continue-list="list171805085433340" text:style-name="L9">
              <text:list-item>
                <text:p text:style-name="P13">Tolerancia a fallos</text:p>
                <text:p text:style-name="P13"/>
              </text:list-item>
              <text:list-item>
                <text:p text:style-name="P13">Capacidad</text:p>
                <text:p text:style-name="P13"/>
              </text:list-item>
              <text:list-item>
                <text:p text:style-name="P13">Mejora de lectura de datos</text:p>
              </text:list-item>
            </text:list>
          </table:table-cell>
          <table:table-cell table:style-name="Tabla1.C2" office:value-type="string">
            <text:list xml:id="list171806401563263" text:continue-list="list171806590348815" text:style-name="L10">
              <text:list-item>
                <text:p text:style-name="P12">Costo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Test de conocimientos.</text:p>
      <text:p text:style-name="Text_20_body"/>
      <text:p text:style-name="Text_20_body"><text:span text:style-name="T9">1.- Indique la característica que no posee un CPD.</text:span></text:p>
      <text:p text:style-name="Text_20_body"><text:tab/>a) Control de acceso.</text:p>
      <text:p text:style-name="Text_20_body"><text:tab/>b) Sistemas de alimentación ininterrumpidos.</text:p>
      <text:p text:style-name="Text_20_body"><text:tab/><text:span text:style-name="T5">c) Cableado a la vista.</text:span></text:p>
      <text:p text:style-name="Text_20_body"><text:tab/>d) Sistema antiincendios.</text:p>
      <text:p text:style-name="Text_20_body"/>
      <text:p text:style-name="P15">2.- ¿Qué es un rack?</text:p>
      <text:p text:style-name="Text_20_body"><text:tab/>a) Un conjunto de servidores con un mismo objetivo.</text:p>
      <text:p text:style-name="Text_20_body"><text:tab/><text:span text:style-name="T5">b) Un armario/estantería para la instalación de servidores.</text:span></text:p>
      <text:p text:style-name="Text_20_body"><text:tab/>c) Cada uno de los servidores ubicados en el CPD.</text:p>
      <text:p text:style-name="Text_20_body"><text:tab/>d) Cada pasillo para la insta.</text:p>
      <text:p text:style-name="Text_20_body"/>
      <text:p text:style-name="Text_20_body"><text:span text:style-name="T9">3.¿Cuál es el objetivo principal de un sistema RAID?</text:span><text:tab/></text:p>
      <text:p text:style-name="P14"><text:tab/>a) Almacenar información de forma redundante.</text:p>
      <text:p text:style-name="Text_20_body"><text:tab/>b) Aumentar el rendimiento en el almacenamiento de la información.</text:p>
      <text:p text:style-name="Text_20_body"><text:tab/>c) Mantener un mayor nivel de seguridad.</text:p>
      <text:p text:style-name="P17"><text:tab/><text:span text:style-name="T4">d) Tolerancia de fa1l</text:span><text:span text:style-name="T6">o</text:span><text:span text:style-name="T4">s en uno de los discos sin perder información.</text:span></text:p>
      <text:p text:style-name="P14"/>
      <text:p text:style-name="P16">4.¿Qué sistema RAID no utilizarías si quieres evitarperder la información cuando se</text:p>
      <text:p text:style-name="P15">rompa UD disco duro?<text:tab/></text:p>
      <text:p text:style-name="P17"><text:tab/><text:span text:style-name="T4">a) RAID 1.</text:span></text:p>
      <text:p text:style-name="Text_20_body"><text:tab/>b) RAID 0+1.</text:p>
      <text:p text:style-name="Text_20_body"><text:tab/>c) RAlD O.</text:p>
      <text:p text:style-name="Text_20_body"><text:tab/>d) RATO 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1:56:35.265223255</meta:creation-date>
    <dc:date>2022-10-12T17:18:04.148338922</dc:date>
    <meta:editing-duration>PT9M29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3" meta:paragraph-count="79" meta:word-count="640" meta:character-count="3636" meta:non-whitespace-character-count="3090"/>
  </office:meta>
</office:document-meta>
</file>